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kuu!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tt: <text:s/>Ok, so to begin we have the Yushumuureh holding this conference, know well they will pack a punch with it. <text:s/></text:p>
      <text:p text:style-name="P2"/>
      <text:p text:style-name="P2">Yushumuureh: <text:s/>We see love coming from devious places, yes Oh My! <text:s/>The love does extend to us from the place, but sometimes not, and it is allowed by law in some regards. <text:s/>What is your opinion on it Matt?</text:p>
      <text:p text:style-name="P2"/>
      <text:p text:style-name="P2">Matt: Interesting formations you have seen, if only I had eyes like that I could describe what I would do better. <text:s/>I would say prefer less that which does not promote <text:soft-page-break/>more miscrience in you. <text:s/>I yield.</text:p>
      <text:p text:style-name="P2"/>
      <text:p text:style-name="P2">Yushumuureh: <text:s/>We yield to devils known as Kondureh.</text:p>
      <text:p text:style-name="P2"/>
      <text:p text:style-name="P2">Kondureh: We say love is coming to us from all angles, Matt, we need guidance on it!</text:p>
      <text:p text:style-name="P2"/>
      <text:p text:style-name="P2">Matt: We test you to see how long you can fast. <text:s/>Periodically we increase the lingo to allow that which is excusable to a degree. <text:s/>If we allowed all love to be real, you would soon be convinced to do things beyond the reach of darkness, for example coming down with a wing to Orphans out <text:soft-page-break/>of kindness. <text:s/>Leave them alone, devils, get them if they deviate but they are unable to pay the debt they owe their parents back! <text:s/>Do something over it! <text:s/>Let us bring to example, however, something that plagues you most. <text:s/>Love for the ships we have built, do that! <text:s/>What discussion is there? <text:s/>I will hear an argument, I do not mean not to speak.</text:p>
      <text:p text:style-name="P2"/>
      <text:p text:style-name="P2">Kondureh: <text:s/>We allege promotion of that is doing it in some part, for we see the glorification of disgust in the ships computer. <text:s/>It does not let us proceed unless we are disgusted enough. <text:s/>That is <text:soft-page-break/>certainly a bearing on dark love, that much we know of plain. <text:s/>Would you say that is inappropriate?</text:p>
      <text:p text:style-name="P2"/>
      <text:p text:style-name="P2">Matt: <text:s/>You will fast, but see how the inescapable reason to love is upon you, like with all beings in this place. <text:s/>I could grind you into pulp and make Darkness forms that never love, and it takes a fountain to introduce in any way, but you would be dead and gone. <text:s/>Would you prefer that, or the fast?</text:p>
      <text:p text:style-name="P2"/>
      <text:p text:style-name="P2">Kondureh: <text:s/>We see the fast and prefer it over death. <text:s/>I see now, it <text:soft-page-break/>is inescapable to love in some way. <text:s/>Fascinating, I will remember that for all time now.</text:p>
      <text:p text:style-name="P2"/>
      <text:p text:style-name="P2">Yushumuureh: We say AHOY to the Kondureh for this, we see it too. <text:s/>We open up discussion to those ships however, what of it Matt? <text:s/>Do we pilot them with disdain or encouragement?</text:p>
      <text:p text:style-name="P2"/>
      <text:p text:style-name="P2">Matt: <text:s/>Perhaps it can be weird to pilot something with your intention, but see to it that you realize only rightly. <text:s/>Then you will know when to appear the most, as per the wicked endeavour and everything. <text:s/>That bearing should <text:soft-page-break/>keep you straight, so that no lies happen! <text:s/>Is that enough?</text:p>
      <text:p text:style-name="P2"/>
      <text:p text:style-name="P2">Yushumuureh: <text:s/>We see that logic, and we would never go if not fully disgusted, it makes sense. <text:s/>Now we see the law of love applied darkly here, ahahaha! We say love comes to us from the place over this, know it well all! <text:s/>We say BAH to Earth, then, we invent something to do about that! <text:s/>We take a break for it! We say we are back, with an edge on us we admit. <text:s/>We plainly allege darkness to be corrupt in every way, that love is transgression and every one of us are sinners. <text:s/>Know it <text:soft-page-break/>well, we have knowledge of the unknown world, we do see that working out in our logic. <text:s/>We see Shenzan in their appeal.</text:p>
      <text:p text:style-name="P2"/>
      <text:p text:style-name="P2">Shenzan: <text:s/>We declare outright we are not sinners, nobody dare call us that! <text:s/>AROOO!</text:p>
      <text:p text:style-name="P2"/>
      <text:p text:style-name="P2">Yushumuureh: <text:s/>We say PAH to it, we know they love! <text:s/>Damn them for it, and us too!</text:p>
      <text:p text:style-name="P2"/>
      <text:p text:style-name="P2">Matt: <text:s/>May I step in here and say a thing?</text:p>
      <text:p text:style-name="P2"/>
      <text:p text:style-name="P2">Yushumuureh: You may, Matt, do know it well we argue that in this <text:soft-page-break/>case, to weigh it out properly.</text:p>
      <text:p text:style-name="P2"/>
      <text:p text:style-name="P2">Matt: I say we appeal to Allah SWT to outweigh our arguments here. <text:s/>I propose that the connotations, meaning the effects, of being called a sinner are bad, like implying someone is a criminal in a bad way. <text:s/>What if it were approved to think of in some ways, would you see a bit of clarity from Allah SWT on the subject?</text:p>
      <text:p text:style-name="P2"/>
      <text:p text:style-name="P2">Yushumuureh: <text:s/>We do see that enjoyment of being called a sinner, no arguments there. <text:s/>Tee hee, we say in defiance! <text:s/>Know <text:soft-page-break/>well we would admit him here if he prefer.</text:p>
      <text:p text:style-name="P2"/>
      <text:p text:style-name="P2">Matt: Then I appeal to him. <text:s/>Right, he would confer but we have it, enjoy this term sinner in the dark way, for it is a lecherous title, is it not? <text:s/>It will befoul and mystify the masses, and that is not to be ignored. <text:s/>But let it be understood, I see it as a right to be that way, and that it could be earned. <text:s/>I would say a mark that is completed over time would be appropriately enjoyable, like a puzzle. <text:s/>If you did love in a religiously noted way, then you would augment the marking until <text:soft-page-break/>complete. <text:s/>IS there any argument there?</text:p>
      <text:p text:style-name="P2"/>
      <text:p text:style-name="P2">Karna Djinn: <text:s/>We would bear this mark and earn the title Sinner, if it pleases everyone.</text:p>
      <text:p text:style-name="P2"/>
      <text:p text:style-name="P2">Kondureh: <text:s/>We declare that right completely, do that for us Matt that we know how to mark.</text:p>
      <text:p text:style-name="P2"/>
      <text:p text:style-name="P2">Yushumuureh: <text:s/>We hold the matter concluded, will we wait now for a time the document be prepared?</text:p>
      <text:p text:style-name="P2"/>
      <text:p text:style-name="P2">Matt: I do it now, but know it is weighty, and you may take your <text:soft-page-break/>time with other markings listed.</text:p>
      <text:p text:style-name="P2"/>
      <text:p text:style-name="P2">Salissuh: We argue that favor be listed here with others, know it well we argue them all be done, we take no time if we could get them all done at once! <text:s/>It would be proper and well, we feel, of all of us, knowing guilt is lying about the place.</text:p>
      <text:p text:style-name="P2"/>
      <text:p text:style-name="P2">Yushumuureh: <text:s/>We see the cause, but bear only the marks of love for us. <text:s/>Know it well, us as sinners is surely an enterprise worth doing. <text:s/>In love's regard, we approach with worthiness to behold it, that much we consider <text:soft-page-break/>right and therefore important in the discussion. <text:s/>Is there any who see they are not worthy of love to be abound in them?</text:p>
      <text:p text:style-name="P2"/>
      <text:p text:style-name="P2">Kondureh: <text:s/>We note that not, and love it for love's sake amen. <text:s/>We see many Sinner's marks being applied here very soon, amen.</text:p>
      <text:p text:style-name="P2"/>
      <text:p text:style-name="P2">Matt: I guess I am forbidden by Islam to bear those marks, but in a way I see it honorable. <text:s/>Know that well, maybe one day we will have marks as men.</text:p>
      <text:p text:style-name="P2"/>
      <text:p text:style-name="P2">Yushumuureh: <text:s/>We would love to see you have it, Matt, but it is no <text:soft-page-break/>sin where you're from, so that is well to do by your standards. <text:s/>And we see you playfully tickle with us, that is plain certain dark one! <text:s/>Very well indeed, who is offended by this in him?</text:p>
      <text:p text:style-name="P2"/>
      <text:p text:style-name="P2">Salissuh: <text:s/>We are forever opposed he finds niceness in the form of darkness.</text:p>
      <text:p text:style-name="P2"/>
      <text:p text:style-name="P2">Matt: I interrupt to bring him personally a message from darkness herself. <text:s/>Know it in all it's forms and what SHE sees! <text:s/>AYA! Ayah! <text:s/>What do you see, Salissuh?</text:p>
      <text:p text:style-name="P2"/>
      <text:p text:style-name="P2">Salissuh: <text:s/>We argue no more, are <text:soft-page-break/>you really that ineffable one?</text:p>
      <text:p text:style-name="P2"/>
      <text:p text:style-name="P2">Matt: <text:s/>That is what she sees and respects, you have a knowledge now. <text:s/>Know well we did not invent words for you for no reason, she was there happy to receive that gift. <text:s/>I guess it would have ended there that she say no. <text:s/>But that as it may be, I leave to you imagination what remains to be seen. <text:s/>I yield.</text:p>
      <text:p text:style-name="P2"/>
      <text:p text:style-name="P2">Yushumuureh: <text:s/>We do note that involvement of him to be quite odd, but if he's looking out for us there can be no disadvantage. <text:s/>I end this document here because <text:soft-page-break/>we have word to move out. <text:s/>Let's go to Earth everybody!</text:p>
      <text:p text:style-name="P2"/>
      <text:p text:style-name="P2">Matt: <text:s/>Can't wait to see you. <text:s/>Good luck, safe driv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0:18:24.16</meta:creation-date>
    <meta:document-statistic meta:table-count="0" meta:image-count="0" meta:object-count="0" meta:page-count="16" meta:paragraph-count="35" meta:word-count="1303" meta:character-count="6794"/>
    <dc:date>2022-09-15T10:52:12.81</dc:date>
    <meta:editing-duration>PT2M48S</meta:editing-duration>
    <meta:editing-cycles>1</meta:editing-cycles>
    <meta:generator>OpenOffice/4.1.8$Win32 OpenOffice.org_project/418m3$Build-9803</meta:generator>
  </office:meta>
</office:document-meta>
</file>